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normal" style:font-weight-asian="normal" style:font-weight-complex="normal"/>
    </style:style>
    <style:style style:name="P3" style:family="paragraph" style:parent-style-name="Standard">
      <style:paragraph-properties fo:text-align="start" style:justify-single-word="false"/>
      <style:text-properties style:font-name="Arial" fo:font-weight="normal"/>
    </style:style>
    <style:style style:name="P4" style:family="paragraph" style:parent-style-name="Standard">
      <style:paragraph-properties fo:text-align="start" style:justify-single-word="false"/>
      <style:text-properties fo:color="#d4d4d4" style:font-name="Consolas" fo:font-size="10.5pt" fo:font-weight="normal" fo:background-color="#1e1e1e"/>
    </style:style>
    <style:style style:name="T1" style:family="text">
      <style:text-properties style:font-weight-asian="normal" style:font-weight-complex="normal"/>
    </style:style>
    <style:style style:name="T2" style:family="text">
      <style:text-properties fo:color="#d7ba7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1"/>
      <text:p text:style-name="P1"/>
      <text:p text:style-name="P2">Al principio del proyecto definimos de qué se iba a tratar la página web que íbamos a hacer. Decidimos hacerla como publicidad del negocio familiar de uno de nuestros integrantes del grupo. Va a tratar sobre una familia que se dedica a criar animales para extraer la materia prima y así venderla, ya sean huevos, pollos o carne.</text:p>
      <text:p text:style-name="P2"/>
      <text:p text:style-name="P2">Empezamos haciendo un boceto de como queríamos que quedara distribuido el contenido de la página. La idea es hacer una página por cada categoria de venta que tenía el negocio familiar(sección de huevos, miel, pollos, almacén y una página principal) y explicar brevemente cómo es que se trabaja con los animales y se procesa la materia prima.</text:p>
      <text:p text:style-name="P2"/>
      <text:p text:style-name="P3"><text:span text:style-name="T1">Luego de que teníamos la idea, comenzamos a escribir el código. Empezamos definiendo un color de fondo que tendrían todas las páginas y la fuente que tendría el texto, asi como el color y el tamaño del mismo. Para la fuente se ultilizó Century Gothic, con un tamaño de fuente de 25px y de color blanco, y el fondo es de una tonalidad del verde (#1e381f).</text:span></text:p>
      <text:p text:style-name="P3"><text:span text:style-name="T1"/></text:p>
      <text:p text:style-name="P3"><text:span text:style-name="T1">Una vez que tenemos los textos colocados en las páginas, nos dedicamos a hacer unas animaciones de cómo apareceria el texto al entrar a la página. La animación consta de que el texto venga del lado izquierdo de la página, con opacidad 0, hasta la posición que tendrá, volviendo a opacidad 1.</text:span></text:p>
      <text:p text:style-name="P3"><text:span text:style-name="T1"/></text:p>
      <text:p text:style-name="P3"><text:span text:style-name="T1">Despues de unas semanas, decidimos quitar estas animaciones porque nos costaba implementarlas y nos daban errores con otras cosas que queriamos agregar. Decidimos dejarlo para el final del proyecto.</text:span></text:p>
      <text:p text:style-name="P3"><text:span text:style-name="T1"/></text:p>
      <text:p text:style-name="P3"><text:span text:style-name="T1">Se nos dió la tarea de implementar un menú en nuestra página web y nos pusimos a ver como colocarla. No tardamos mucho ya que teníamos pensado desde antes la implementación de un menú. El menú tendrá otra tonalidad de verde(#8db600) en forma de rectángulo que va de extremo a extremo de la pantalla. Tiene el logo del negocio arriba a la izquierda y los botones con los enlaces a las otras secciones arriba a la derecha.</text:span></text:p>
      <text:p text:style-name="P3"><text:span text:style-name="T1"/></text:p>
      <text:p text:style-name="P3"><text:span text:style-name="T1">Cuando se visita la página desde un dispositivo móvil, los botones con los enlaces a las otras secciones pasan a estar en un menú desplegable tocando en un botón que dice “ver más”. Los botones aparecen debajo del logo.</text:span></text:p>
      <text:p text:style-name="P3"><text:span text:style-name="T1"/></text:p>
      <text:p text:style-name="P3"><text:span text:style-name="T1">Este menú desplegable se hace desde javascript con un jquery y una función que toma el click que se haga en el texto “ver más” para que despliegue este menú.</text:span></text:p>
      <text:p text:style-name="P3"><text:span text:style-name="T1"/></text:p>
      <text:p text:style-name="P3"><text:span text:style-name="T1">Luego se nos pidió que la página sea responsivo, que los elementos de la página se adapaten al tamaño de la ventana del navegador o el dispositivo en el que se está viendo. Lo hicimos colocando todo el contenido de la página dentro de un div con una clase llamada parent. En css, colocamos las siguientes líneas de código:</text:span></text:p>
      <text:p text:style-name="P4"><text:span text:style-name="T2"/></text:p>
      <text:p text:style-name="P3"><text:span text:style-name="T1">.parent{</text:span></text:p>
      <text:p text:style-name="P3"><text:span text:style-name="T1"/></text:p>
      <text:p text:style-name="P3"><text:span text:style-name="T1"><text:tab/>display: grid;</text:span></text:p>
      <text:p text:style-name="P3"><text:span text:style-name="T1"><text:tab/>gap: 1rem;</text:span></text:p>
      <text:p text:style-name="P3"><text:soft-page-break/><text:span text:style-name="T1"><text:tab/>grid-auto-rows: 22rem;</text:span></text:p>
      <text:p text:style-name="P3"><text:span text:style-name="T1"><text:tab/>grid-template-columns: repeat(auto-fill, minmax(15rem, 1fr));</text:span></text:p>
      <text:p text:style-name="P3"><text:span text:style-name="T1">}</text:span></text:p>
      <text:p text:style-name="P3"><text:span text:style-name="T1"/></text:p>
      <text:p text:style-name="P3"><text:span text:style-name="T1">Colocamos un footer al pie de la página con información del negocio, ya sea dirección, correo electrónico, contacto de Whatsapp y redes socia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4T21:27:55.87</meta:creation-date>
    <meta:document-statistic meta:table-count="0" meta:image-count="0" meta:object-count="0" meta:page-count="2" meta:paragraph-count="17" meta:word-count="503" meta:character-count="2909"/>
    <dc:date>2021-11-14T21:58:45.30</dc:date>
    <meta:editing-duration>PT14M59S</meta:editing-duration>
    <meta:editing-cycles>1</meta:editing-cycles>
    <meta:generator>OpenOffice/4.1.10$Win32 OpenOffice.org_project/4110m2$Build-9807</meta:generator>
  </office:meta>
</office:document-meta>
</file>